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B50000025A0DE2FC61.eps"/>
  <manifest:file-entry manifest:media-type="" manifest:full-path="Pictures/20000002000001B500000162033BCA2B.eps"/>
  <manifest:file-entry manifest:media-type="" manifest:full-path="Pictures/2000000200000299000001B54237E767.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office:font-face-decls>
  <office:automatic-styles>
    <style:style style:name="P1" style:family="paragraph" style:parent-style-name="Normal" style:master-page-name="Standard">
      <style:paragraph-properties fo:text-align="center" style:justify-single-word="false"/>
      <style:text-properties fo:font-size="18pt" fo:language="es" fo:country="AR" fo:font-weight="bold" style:font-size-asian="18pt" style:font-weight-asian="bold" style:font-size-complex="18pt" style:font-weight-complex="bold"/>
    </style:style>
    <style:style style:name="P2" style:family="paragraph" style:parent-style-name="Normal">
      <style:paragraph-properties fo:text-align="center" style:justify-single-word="false"/>
      <style:text-properties fo:font-size="18pt" fo:language="es" fo:country="AR" fo:font-weight="bold" style:font-size-asian="18pt" style:font-weight-asian="bold" style:font-size-complex="18pt" style:font-weight-complex="bold"/>
    </style:style>
    <style:style style:name="P3" style:family="paragraph" style:parent-style-name="heading_20_2">
      <style:paragraph-properties fo:text-align="center" style:justify-single-word="false"/>
      <style:text-properties style:font-name="Times New Roman" fo:language="es" fo:country="AR" style:font-name-asian="Times New Roman" style:font-name-complex="Times New Roman"/>
    </style:style>
    <style:style style:name="P4" style:family="paragraph" style:parent-style-name="heading_20_2">
      <style:paragraph-properties fo:text-align="center" style:justify-single-word="false"/>
      <style:text-properties style:font-name="Times New Roman" fo:font-size="16pt" fo:language="es" fo:country="AR" style:font-name-asian="Times New Roman" style:font-size-asian="16pt" style:font-name-complex="Times New Roman" style:font-size-complex="16pt"/>
    </style:style>
    <style:style style:name="P5" style:family="paragraph" style:parent-style-name="Normal">
      <style:paragraph-properties fo:text-align="center" style:justify-single-word="false">
        <style:tab-stops/>
      </style:paragraph-properties>
      <style:text-properties fo:font-size="16pt" fo:language="es" fo:country="AR" fo:font-style="italic" style:font-size-asian="16pt" style:font-style-asian="italic" style:font-size-complex="16pt" style:font-style-complex="italic"/>
    </style:style>
    <style:style style:name="P6" style:family="paragraph" style:parent-style-name="Normal">
      <style:paragraph-properties fo:text-align="center" style:justify-single-word="false">
        <style:tab-stops/>
      </style:paragraph-properties>
      <style:text-properties fo:language="es" fo:country="AR"/>
    </style:style>
    <style:style style:name="P7" style:family="paragraph" style:parent-style-name="Normal">
      <style:text-properties fo:language="es" fo:country="AR"/>
    </style:style>
    <style:style style:name="P8" style:family="paragraph" style:parent-style-name="Normal">
      <style:text-properties fo:language="es" fo:country="AR" fo:font-weight="bold" style:font-weight-asian="bold" style:font-weight-complex="bold"/>
    </style:style>
    <style:style style:name="P9" style:family="paragraph" style:parent-style-name="Normal">
      <style:text-properties style:font-name="Arial Black" fo:language="es" fo:country="AR" style:font-name-asian="Arial Black" style:font-name-complex="Arial Black"/>
    </style:style>
    <style:style style:name="P10" style:family="paragraph" style:parent-style-name="Normal">
      <style:paragraph-properties fo:break-before="page"/>
      <style:text-properties style:font-name="Times New Roman" fo:language="es" fo:country="AR" fo:font-style="normal" fo:font-weight="normal" style:font-name-asian="Times New Roman" style:font-style-asian="normal" style:font-weight-asian="normal" style:font-name-complex="Times New Roman" style:font-style-complex="normal" style:font-weight-complex="normal"/>
    </style:style>
    <style:style style:name="P11" style:family="paragraph" style:parent-style-name="Contents_20_2">
      <style:paragraph-properties>
        <style:tab-stops>
          <style:tab-stop style:position="14.741cm" style:type="right" style:leader-style="dotted" style:leader-text="."/>
        </style:tab-stops>
      </style:paragraph-properties>
    </style:style>
    <style:style style:name="P12" style:family="paragraph" style:parent-style-name="Contents_20_3">
      <style:paragraph-properties>
        <style:tab-stops>
          <style:tab-stop style:position="14.242cm" style:type="right" style:leader-style="dotted" style:leader-text="."/>
        </style:tab-stops>
      </style:paragraph-properties>
    </style:style>
    <style:style style:name="P13" style:family="paragraph" style:parent-style-name="Contents_20_4">
      <style:paragraph-properties>
        <style:tab-stops>
          <style:tab-stop style:position="13.742cm" style:type="right" style:leader-style="dotted" style:leader-text="."/>
        </style:tab-stops>
      </style:paragraph-properties>
    </style:style>
    <style:style style:name="P14" style:family="paragraph" style:parent-style-name="Contents_20_5">
      <style:paragraph-properties>
        <style:tab-stops>
          <style:tab-stop style:position="13.243cm" style:type="right" style:leader-style="dotted" style:leader-text="."/>
        </style:tab-stops>
      </style:paragraph-properties>
    </style:style>
    <style:style style:name="P15" style:family="paragraph" style:parent-style-name="toc_20_2">
      <style:paragraph-properties>
        <style:tab-stops>
          <style:tab-stop style:position="15.222cm" style:type="right" style:leader-style="dotted" style:leader-text="."/>
        </style:tab-stops>
      </style:paragraph-properties>
    </style:style>
    <style:style style:name="P16" style:family="paragraph" style:parent-style-name="heading_20_2">
      <style:paragraph-properties fo:break-before="page"/>
      <style:text-properties style:font-name="Times New Roman" fo:language="es" fo:country="AR" style:font-name-asian="Times New Roman" style:font-name-complex="Times New Roman"/>
    </style:style>
    <style:style style:name="P17" style:family="paragraph" style:parent-style-name="Normal">
      <style:paragraph-properties fo:text-align="justify" style:justify-single-word="false" style:text-autospace="none"/>
      <style:text-properties fo:font-size="10pt" fo:language="es" fo:country="AR" style:font-size-asian="10pt" style:font-size-complex="10pt"/>
    </style:style>
    <style:style style:name="P18" style:family="paragraph" style:parent-style-name="Normal">
      <style:paragraph-properties fo:margin-left="0cm" fo:margin-right="0cm" fo:text-align="justify" style:justify-single-word="false" fo:text-indent="1.27cm" style:auto-text-indent="false" style:text-autospace="none"/>
      <style:text-properties fo:font-size="10pt" fo:language="es" fo:country="AR" style:font-size-asian="10pt" style:font-size-complex="10pt"/>
    </style:style>
    <style:style style:name="P19" style:family="paragraph" style:parent-style-name="Heading_20_4">
      <style:paragraph-properties fo:text-align="justify" style:justify-single-word="false"/>
    </style:style>
    <style:style style:name="P20" style:family="paragraph" style:parent-style-name="Text_20_body">
      <style:paragraph-properties fo:text-align="justify" style:justify-single-word="false"/>
      <style:text-properties fo:font-size="10pt" style:font-size-asian="10pt" style:font-size-complex="10pt"/>
    </style:style>
    <style:style style:name="P21" style:family="paragraph" style:parent-style-name="Text_20_body">
      <style:text-properties fo:font-size="10pt" style:font-size-asian="10pt" style:font-size-complex="10pt"/>
    </style:style>
    <style:style style:name="P22" style:family="paragraph" style:parent-style-name="Heading_20_5">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Heading_20_4">
      <style:paragraph-properties fo:text-align="justify" style:justify-single-word="false" fo:break-before="page"/>
      <style:text-properties style:text-underline-style="solid" style:text-underline-width="auto" style:text-underline-color="font-color"/>
    </style:style>
    <style:style style:name="P25" style:family="paragraph" style:parent-style-name="Text_20_body">
      <style:paragraph-properties fo:text-align="justify" style:justify-single-word="false"/>
      <style:text-properties fo:font-size="10pt" fo:language="es" fo:country="AR" style:font-size-asian="10pt" style:font-size-complex="10pt"/>
    </style:style>
    <style:style style:name="P26" style:family="paragraph" style:parent-style-name="Text_20_body">
      <style:paragraph-properties fo:text-align="justify" style:justify-single-word="false">
        <style:tab-stops>
          <style:tab-stop style:position="4.6cm"/>
        </style:tab-stops>
      </style:paragraph-properties>
      <style:text-properties fo:font-size="10pt" style:font-size-asian="10pt" style:font-size-complex="10pt"/>
    </style:style>
    <style:style style:name="P27" style:family="paragraph" style:parent-style-name="Text_20_body" style:list-style-name="L2">
      <style:paragraph-properties fo:text-align="justify" style:justify-single-word="false">
        <style:tab-stops>
          <style:tab-stop style:position="4.6cm"/>
        </style:tab-stops>
      </style:paragraph-properties>
      <style:text-properties fo:font-size="8pt" style:font-size-asian="8pt" style:font-size-complex="8pt"/>
    </style:style>
    <style:style style:name="P28" style:family="paragraph" style:parent-style-name="Normal">
      <style:paragraph-properties fo:text-align="justify" style:justify-single-word="false" style:text-autospace="none"/>
    </style:style>
    <style:style style:name="P29" style:family="paragraph" style:parent-style-name="heading_20_3">
      <style:paragraph-properties fo:break-before="page"/>
    </style:style>
    <style:style style:name="P30" style:family="paragraph" style:parent-style-name="Heading_20_4">
      <style:paragraph-properties fo:break-before="page"/>
    </style:style>
    <style:style style:name="P31" style:family="paragraph" style:parent-style-name="Normal">
      <style:paragraph-properties fo:text-align="justify" style:justify-single-word="false"/>
      <style:text-properties fo:font-size="10pt" fo:language="es" fo:country="AR" style:font-size-asian="10pt" style:font-size-complex="10pt"/>
    </style:style>
    <style:style style:name="P32" style:family="paragraph" style:parent-style-name="Normal">
      <style:paragraph-properties fo:text-align="justify" style:justify-single-word="false"/>
      <style:text-properties fo:language="es" fo:country="AR"/>
    </style:style>
    <style:style style:name="T1" style:family="text">
      <style:text-properties style:font-name="Arial Black" style:font-name-asian="Arial Black" style:font-name-complex="Arial Black"/>
    </style:style>
    <style:style style:name="T2" style:family="text">
      <style:text-properties fo:font-variant="normal" fo:text-transform="none" fo:color="#0000ff" fo:font-size="12pt" fo:language="en" fo:country="US" fo:font-style="normal" style:text-underline-style="solid" style:text-underline-width="auto" style:text-underline-color="font-color" style:font-size-asian="12pt" style:language-asian="en" style:country-asian="US" style:font-style-asian="normal" style:font-size-complex="12pt" style:font-style-complex="normal"/>
    </style:style>
    <style:style style:name="T3" style:family="text">
      <style:text-properties fo:font-size="10pt" fo:language="es" fo:country="AR" style:font-size-asian="10pt" style:font-size-complex="10pt"/>
    </style:style>
    <style:style style:name="T4" style:family="text">
      <style:text-properties style:text-underline-style="solid" style:text-underline-width="auto" style:text-underline-color="font-color"/>
    </style:style>
    <style:style style:name="T5" style:family="text">
      <style:text-properties fo:font-size="10pt" style:font-size-asian="10pt" style:font-size-complex="10pt"/>
    </style:style>
    <style:style style:name="T6" style:family="text">
      <style:text-properties fo:language="es" fo:country="AR"/>
    </style:style>
    <style:style style:name="T7" style:family="text">
      <style:text-properties style:font-name="Times New Roman" fo:language="es" fo:country="AR" style:font-name-asian="Times New Roman" style:font-name-complex="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Taller de Programación II</text:p>
      <text:p text:style-name="P2">75.52</text:p>
      <text:h text:style-name="P3" text:outline-level="2"/>
      <text:h text:style-name="P4" text:outline-level="2"/>
      <text:p text:style-name="P5">“Sistema Automático de Corrección de Trabajos Prácticos”</text:p>
      <text:p text:style-name="P6"/>
      <text:p text:style-name="P6">[Especificación y Alcanc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tegrantes:</text:p>
      <text:p text:style-name="P7"><text:tab/><text:span text:style-name="T1">Leandro Lucarella<text:tab/><text:tab/><text:tab/>77891</text:span></text:p>
      <text:p text:style-name="P9"><text:tab/>Ricardo Markiewicz<text:tab/><text:tab/>78226</text:p>
      <text:p text:style-name="P9"><text:tab/>Nicolás Dimov<text:tab/><text:tab/><text:tab/>77624</text:p>
      <text:p text:style-name="P10"/>
      <text:table-of-content text:style-name="Sect1" text:protected="true" text:name="Table of Contents1">
        <text:table-of-content-source text:outline-level="10" text:use-index-source-styles="true">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a de Contenidos</text:p>
          </text:index-title>
          <text:p text:style-name="P11">Introducción<text:tab/>3</text:p>
          <text:p text:style-name="P11">Especificaciones Funcionales<text:tab/>4</text:p>
          <text:p text:style-name="P12">Administración (Front End):<text:tab/>4</text:p>
          <text:p text:style-name="P13">Alumnos:<text:tab/>4</text:p>
          <text:p text:style-name="P14">Dashboard:<text:tab/>4</text:p>
          <text:p text:style-name="P14">Enviar ejercicio<text:tab/>4</text:p>
          <text:p text:style-name="P14">Verificar resultados de la ejecución<text:tab/>4</text:p>
          <text:p text:style-name="P14">Consultas<text:tab/>4</text:p>
          <text:p text:style-name="P13">Docentes y administadores<text:tab/>5</text:p>
          <text:p text:style-name="P14">Dashboard<text:tab/>5</text:p>
          <text:p text:style-name="P14">Alumnos<text:tab/>5</text:p>
          <text:p text:style-name="P14">Correcciones<text:tab/>5</text:p>
          <text:p text:style-name="P14">Curso<text:tab/>5</text:p>
          <text:p text:style-name="P14">Docentes<text:tab/>5</text:p>
          <text:p text:style-name="P14">Docente Inscripto<text:tab/>5</text:p>
          <text:p text:style-name="P14">Enunciado<text:tab/>6</text:p>
          <text:p text:style-name="P14">Tarea Fuente<text:tab/>6</text:p>
          <text:p text:style-name="P14">Tarea Prueba<text:tab/>6</text:p>
          <text:p text:style-name="P12">Servidor (Back End)<text:tab/>6</text:p>
          <text:p text:style-name="P12">Base de datos<text:tab/>7</text:p>
          <text:p text:style-name="P13">Curso<text:tab/>7</text:p>
          <text:p text:style-name="P13">Entregas<text:tab/>8</text:p>
          <text:p text:style-name="P13">Tareas<text:tab/>9</text:p>
          <text:p text:style-name="P12">Requerimientos No Funcionales<text:tab/>10</text:p>
          <text:p text:style-name="P13">Seguridad:<text:tab/>10</text:p>
          <text:p text:style-name="P13">Servidores:<text:tab/>10</text:p>
          <text:p text:style-name="P13">Ambiente:<text:tab/>10</text:p>
          <text:p text:style-name="P13">Autenticación y autorización:<text:tab/>10</text:p>
          <text:p text:style-name="P13">Logueo:<text:tab/>10</text:p>
        </text:index-body>
      </text:table-of-content>
      <text:p text:style-name="P15"><text:span text:style-name="T2"/></text:p>
      <text:h text:style-name="P16" text:outline-level="2">Introducción</text:h>
      <text:p text:style-name="P17"/>
      <text:p text:style-name="P18">El sistema a desarrollar tiene como objetivo minimizar el trabajo repetitivo para llevar adelante un curso de programación. A grandes rasgos el sistema deberá presentar una interfaz fácil de usar para que los alumnos puedan realizar entregas de trabajos prácticos de forma electrónica y que los docentes puedan corregir estos trabajos de la forma más simple y rápida posible. </text:p>
      <text:p text:style-name="P18"/>
      <text:p text:style-name="P17">El proceso (simplificado) consta de, en primera instancia, la registración del alumno como usuario en el sistema, a partir de ahí­ se lo habilita para realizar entregas de trabajos (cuyos períodos habilitados para la entrega estarán controlados por los docentes) de forma electrónica (vía web, o e-mail por ejemplo). El sistema se encargará de recibir estos trabajos, compilarlos (de ser necesario, soportará múltiples lenguajes y algunos podrán no ser compilados) y correrle varios casos de prueba (establecidos por la cátedra), ya sean públicos y/o privados. Los resultados de los casos de prueba públicos son visibles por el alumno, mientras que los privados pueden ser sólo vistos por los docentes. </text:p>
      <text:p text:style-name="P17"/>
      <text:p text:style-name="P17">Opcionalmente, a través de <text:s/>una arquitectura extensible, podrá realizar otras tareas sobre los trabajos entregados, como por ejemplo el chequeo de memoria (utilizando programas como valgrind) o un buscador de copias. Finalmente, al finalizar el perí­odo de entrega, el sistema cerrará dicha entrega y el docente podrá ver los resultados de <text:s/>las entregas.</text:p>
      <text:p text:style-name="P17"/>
      <text:p text:style-name="P17">El sistema soportará múltiples cursos, pudiendo asociar docentes y alumnos a uno o más cursos y proveyendo también la administración de notas y de grupos.</text:p>
      <text:p text:style-name="P17"/>
      <text:p text:style-name="P17"/>
      <text:h text:style-name="P16" text:outline-level="2">Especificaciones Funcionales</text:h>
      <text:p text:style-name="P17"/>
      <text:p text:style-name="P17">El sistema presenta las siguientes características.</text:p>
      <text:p text:style-name="P17"/>
      <text:h text:style-name="heading_20_3" text:outline-level="3"><text:span text:style-name="Heading_20_3_20_Char">Administración (Front End)</text:span><text:span text:style-name="T3">:</text:span></text:h>
      <text:p text:style-name="P17">Debe tener una interfaz amigable (web) para administrar todas las entidades nombradas anteriormente, de manera lógica.</text:p>
      <text:p text:style-name="P17">Permitirá realizar altas, bajas y modificaciones de todas las entidades que lo necesiten, y asignar una relación entre las entidades modelo considere para cumplir el objetivo.</text:p>
      <text:p text:style-name="P17">En los casos que sea necesario se podrán hacer inserciones masivas con archivos de texto separados por coma, por ejemplo, para cargar la lista de alumnos en un nuevo cuatrimestre.</text:p>
      <text:p text:style-name="P17"/>
      <text:h text:style-name="P19" text:outline-level="4"><text:span text:style-name="T4">Alumnos</text:span>:</text:h>
      <text:p text:style-name="P20">Los alumnos contarán con una interfaz web para poder realizar las siguientes opciones:</text:p>
      <text:h text:style-name="Heading_20_5" text:outline-level="5">Dashboard:</text:h>
      <text:p text:style-name="P21">Resumen con información relacionada a su estado de cursada.</text:p>
      <text:h text:style-name="P22" text:outline-level="5">Enviar ejercicio</text:h>
      <text:p text:style-name="P23"><text:tab/><text:span text:style-name="T5">Los alumnos tienen la opción de enviar el ejercicio para que el sistema se encargue de realizar las tareas correspondientes (compilar, ejecutar casos de prueba, etc).</text:span></text:p>
      <text:h text:style-name="P22" text:outline-level="5">Verificar resultados de la ejecución</text:h>
      <text:p text:style-name="P23"><text:tab/><text:span text:style-name="T5">Una vez que se han realizado las tareas, el alumno podrá consultar los resultados para informarse si debe o no reentregar el trabajo, adicionalmente con esta información se adjuntan para cada caso de prueba, los archivos con diferencias entre lo pedido y lo entregado para facilitarle al alumno la corrección del ejercicio. También existe la opción para que el sistema les reenvie los e-mail con información sonbre las correcciones.</text:span></text:p>
      <text:h text:style-name="P22" text:outline-level="5">Consultas</text:h>
      <text:p text:style-name="P20"><text:tab/>Los alumnos podrán realizar consultas sobre sus datos personales, así como también podrán consultar sus notas y verificar sus entregas.</text:p>
      <text:h text:style-name="P19" text:outline-level="4"/>
      <text:h text:style-name="P24" text:outline-level="4">Docentes y administadores</text:h>
      <text:p text:style-name="P20">Los docentes disponen de un módulo de administra<text:span text:style-name="T6">ción con las siguentes opciones:</text:span></text:p>
      <text:h text:style-name="Heading_20_5" text:outline-level="5">Dashboard</text:h>
      <text:p text:style-name="P23"><text:span text:style-name="T5">Resumen con información relacionada con el estado de la cursada, correcciones pendientes, etc.</text:span></text:p>
      <text:h text:style-name="P22" text:outline-level="5">Alumnos</text:h>
      <text:p text:style-name="P20">Visualización de una lista completa de alumnos con opción de agregar, modificar y eliminar a los mismos, con la opción de agregar alumnos desde un archivo (CSV) para realizar cargas masivas.</text:p>
      <text:h text:style-name="P22" text:outline-level="5">Correcciones</text:h>
      <text:p text:style-name="P25">En esta sección, seleccionando un curso, el docente tendrá acceso a una lista de ejercicios entregados, donde podrá seleccionar los que desee para realizar la corrección.</text:p>
      <text:h text:style-name="P22" text:outline-level="5">Curso</text:h>
      <text:p text:style-name="P26">El sistema ofrece un módulo para adiministrar los cursos de manera que el control sobre los mismos sea mas comodo y eficiente. </text:p>
      <text:p text:style-name="P26">Dentro de esta sección podrán darse de alta, modificar o eliminar cursos.</text:p>
      <text:p text:style-name="P26">A su vez, existe la opcion de agregar alumnos y docentes al curso en el momento de la creación o edición. También para una mejor dinámica en el flujo de trabajo, existen links a los modulos relacionados con el curso:</text:p>
      <text:list text:style-name="L2">
        <text:list-item>
          <text:p text:style-name="P27">Docentes</text:p>
        </text:list-item>
        <text:list-item>
          <text:p text:style-name="P27">Alumnos</text:p>
        </text:list-item>
        <text:list-item>
          <text:p text:style-name="P27">Grupos</text:p>
        </text:list-item>
        <text:list-item>
          <text:p text:style-name="P27">Ejercicios</text:p>
        </text:list-item>
      </text:list>
      <text:p text:style-name="P26">Para facilitar la administración tanto de los grupos, como de los alumnos, en la edición de un curso, existen la opciones para agregar masivamente alumnos desde un archivo con formato CSV, y un link para ir a una pantalla de administración de grupos, donde el docente o administrador tendrá la opción de juntar, separar o mezclar los intregrantes de 2 grupos.</text:p>
      <text:h text:style-name="Heading_20_5" text:outline-level="5" text:is-list-header="true">Docentes</text:h>
      <text:p text:style-name="P20">Este módulo permite realizar altas, bajas y modificaciones de los docentes.</text:p>
      <text:h text:style-name="Heading_20_5" text:outline-level="5">Docente Inscripto</text:h>
      <text:p text:style-name="P20">Este módulo tiene con finalidad asignar un docente a un curso. Si el docente no está asignado a un curso, no será capaz de realizar correcciones u otras tareas sobre el sistema.</text:p>
      <text:h text:style-name="Heading_20_5" text:outline-level="5">Enunciado</text:h>
      <text:p text:style-name="P21">En esta sección se podrán subir nuevos enunciados, discriminando año, cuatrimestre y curso, como también se podrán asignar las tareas sobre el código fuente y las pruebas que deberá pasar el ejercicio entregado por el alumno para ser aprobada la entrega.</text:p>
      <text:h text:style-name="Heading_20_5" text:outline-level="5">Tarea Fuente</text:h>
      <text:p text:style-name="P21">Este módulo permite definir que tareas estarán disponibles para realizar sobre el código fuente de un ejercicio.</text:p>
      <text:h text:style-name="Heading_20_5" text:outline-level="5">Tarea Prueba</text:h>
      <text:p text:style-name="P21">Este módulo permite definir que pruebas estarán disponibles para ejecutar sobre un ejercicio entregado por un alumno.</text:p>
      <text:p text:style-name="P28"><text:span text:style-name="Heading_20_3_20_Char"/></text:p>
      <text:h text:style-name="heading_20_3" text:outline-level="3">Servidor (Back End)</text:h>
      <text:p text:style-name="P20">El motor del sistema se basa en un server que realiza las tareas programadas en función de la configuración que se establece en el front end por un docente o administrador.</text:p>
      <text:p text:style-name="P20">El sistema verifica constantemete si han habido nuevas entregas, ya sea por medio del front end o por una entrega realizada via e-mail por un alumno.</text:p>
      <text:p text:style-name="P20">Cuando se detecta una entrega nueva, el sistema realiza la compilación, y ejecuta los casos de prueba asignados para ese ejercicio.</text:p>
      <text:p text:style-name="P20">Si alguna de estas tareas falla, el alumno será notificado por mail, y al mismo tiempo podrá verificar el resultado de estas tareas en la interfaz web (front end) que el sistema provee.</text:p>
      <text:h text:style-name="P29" text:outline-level="3">Base de datos</text:h>
      <text:p text:style-name="P21">Estas son algunas de las entidades mas importantes del sistema agrupadas según las funcionalidades mas importantes.</text:p>
      <text:h text:style-name="Heading_20_4" text:outline-level="4">Curso</text:h>
      <text:p text:style-name="Text_20_body"/>
      <text:p text:style-name="Text_20_body"><draw:frame draw:style-name="fr1" draw:name="graphics1" text:anchor-type="paragraph" svg:width="15.24cm" svg:height="12.344cm" draw:z-index="0"><draw:image xlink:href="Pictures/20000002000001B500000162033BCA2B.eps" xlink:type="simple" xlink:show="embed" xlink:actuate="onLoad"/></draw:frame></text:p>
      <text:p text:style-name="Text_20_body"/>
      <text:h text:style-name="Heading_20_4" text:outline-level="4"/>
      <text:h text:style-name="P30" text:outline-level="4">Entregas</text:h>
      <text:p text:style-name="Text_20_body"/>
      <text:p text:style-name="Text_20_body"><draw:frame draw:style-name="fr1" draw:name="graphics2" text:anchor-type="paragraph" svg:width="15.24cm" svg:height="20.994cm" draw:z-index="1"><draw:image xlink:href="Pictures/20000002000001B50000025A0DE2FC61.eps" xlink:type="simple" xlink:show="embed" xlink:actuate="onLoad"/></draw:frame></text:p>
      <text:h text:style-name="P30" text:outline-level="4">Tareas</text:h>
      <text:p text:style-name="Text_20_body"/>
      <text:p text:style-name="Text_20_body"><draw:frame draw:style-name="fr2" draw:name="graphics3" text:anchor-type="paragraph" svg:width="16.584cm" svg:height="11.005cm" draw:z-index="2"><draw:image xlink:href="Pictures/2000000200000299000001B54237E767.eps" xlink:type="simple" xlink:show="embed" xlink:actuate="onLoad"/></draw:frame></text:p>
      <text:h text:style-name="P29" text:outline-level="3"><text:span text:style-name="T7">Requerimientos No Funcionales</text:span></text:h>
      <text:p text:style-name="P17"/>
      <text:h text:style-name="Heading_20_4" text:outline-level="4">Seguridad:</text:h>
      <text:p text:style-name="P17"/>
      <text:p text:style-name="P17">El requerimiento no funcional principal es la seguridad y deberá ser considerada a varios niveles.</text:p>
      <text:p text:style-name="P17"/>
      <text:h text:style-name="Heading_20_4" text:outline-level="4">Servidores:</text:h>
      <text:p text:style-name="P17">* A nivel implantación, deberá estar detrás de un firewall y lo más oculto a los alumnos posible. Es por esto que se propone una interfaz vía e-mail, porque permite ocultar completamente el servidor a los alumnos.</text:p>
      <text:p text:style-name="P17"/>
      <text:h text:style-name="Heading_20_4" text:outline-level="4">Ambiente:</text:h>
      <text:p text:style-name="P17">* El sistema ejecutará código arbitrario en el servidor, por lo tanto habrá que tomar varias y cuidadosas medidas de seguridad para evitar que código malicioso comprometa la seguridad el servidor. Para esto se utilizará una "jaula" (chroot), descarte de permisos y cambio de usuario. Esto garantiza que la seguridad del servidor no sea comprometida (a menos que haya alguna falla de seguridad en el sistema operativo del servidor).</text:p>
      <text:p text:style-name="P17"/>
      <text:h text:style-name="Heading_20_4" text:outline-level="4">Autenticación y autorización:</text:h>
      <text:p text:style-name="P31">* Para evitar ingresos no deseados al sistema, y para poder hacer un control granular de la seguridad y mismo de las incumbencias de cada docente, se implementará un esquema de autenticación y autorización acorde, para validar la identidad de los usuarios y controlar el acceso a los recursos según su rol (alumno, jefe de cátedra, JTP, ayudante, etc.)</text:p>
      <text:p text:style-name="P32"/>
      <text:h text:style-name="Heading_20_4" text:outline-level="4"><text:span text:style-name="Heading_20_3_20_Char">Logueo</text:span><text:span text:style-name="T3">:</text:span></text:h>
      <text:p text:style-name="P17">Se construirá junto con la aplicación un sistema de logueo que deje asentada una descripción de las tareas que se realizan así como de los errores que se produzcan durante la ejecució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Normal" style:family="paragraph" style:parent-style-name="Standard">
      <style:paragraph-properties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_20_1" style:display-name="heading 1" style:family="paragraph" style:parent-style-name="Normal" style:next-style-name="Normal">
      <style:paragraph-properties fo:margin-top="0.423cm" fo:margin-bottom="0.106cm"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Normal" style:next-style-name="Normal" style:default-outline-level="2">
      <style:paragraph-properties fo:margin-top="0.423cm" fo:margin-bottom="0.106cm"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Normal" style:next-style-name="Normal" style:default-outline-level="3">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toc_20_1" style:display-name="toc 1" style:family="paragraph" style:parent-style-name="Normal" style:next-style-name="Normal">
      <style:paragraph-properties fo:margin-top="0.212cm" fo:margin-bottom="0.212cm"/>
      <style:text-properties fo:text-transform="uppercase" fo:font-size="10pt" fo:font-weight="bold" style:font-size-asian="10pt" style:font-weight-asian="bold" style:font-size-complex="10pt" style:font-weight-complex="bold"/>
    </style:style>
    <style:style style:name="toc_20_2" style:display-name="toc 2" style:family="paragraph" style:parent-style-name="Normal" style:next-style-name="Normal">
      <style:paragraph-properties fo:margin-left="0.423cm" fo:margin-right="0cm" fo:text-indent="0cm" style:auto-text-indent="false"/>
      <style:text-properties fo:font-variant="small-caps" fo:font-size="10pt" style:font-size-asian="10pt" style:font-size-complex="10pt"/>
    </style:style>
    <style:style style:name="toc_20_3" style:display-name="toc 3" style:family="paragraph" style:parent-style-name="Normal" style:next-style-name="Normal">
      <style:paragraph-properties fo:margin-left="0.85cm" fo:margin-right="0cm" fo:line-height="200%" fo:text-indent="0cm" style:auto-text-indent="false">
        <style:tab-stops>
          <style:tab-stop style:position="14.37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4" style:display-name="toc 4" style:family="paragraph" style:parent-style-name="Normal" style:next-style-name="Normal">
      <style:paragraph-properties fo:margin-left="1.27cm" fo:margin-right="0cm" fo:text-indent="0cm" style:auto-text-indent="false"/>
      <style:text-properties fo:font-size="9pt" style:font-size-asian="9pt" style:font-size-complex="9pt"/>
    </style:style>
    <style:style style:name="toc_20_5" style:display-name="toc 5" style:family="paragraph" style:parent-style-name="Normal" style:next-style-name="Normal">
      <style:paragraph-properties fo:margin-left="1.693cm" fo:margin-right="0cm" fo:text-indent="0cm" style:auto-text-indent="false"/>
      <style:text-properties fo:font-size="9pt" style:font-size-asian="9pt" style:font-size-complex="9pt"/>
    </style:style>
    <style:style style:name="toc_20_6" style:display-name="toc 6" style:family="paragraph" style:parent-style-name="Normal" style:next-style-name="Normal">
      <style:paragraph-properties fo:margin-left="2.117cm" fo:margin-right="0cm" fo:text-indent="0cm" style:auto-text-indent="false"/>
      <style:text-properties fo:font-size="9pt" style:font-size-asian="9pt" style:font-size-complex="9pt"/>
    </style:style>
    <style:style style:name="toc_20_7" style:display-name="toc 7" style:family="paragraph" style:parent-style-name="Normal" style:next-style-name="Normal">
      <style:paragraph-properties fo:margin-left="2.54cm" fo:margin-right="0cm" fo:text-indent="0cm" style:auto-text-indent="false"/>
      <style:text-properties fo:font-size="9pt" style:font-size-asian="9pt" style:font-size-complex="9pt"/>
    </style:style>
    <style:style style:name="toc_20_8" style:display-name="toc 8" style:family="paragraph" style:parent-style-name="Normal" style:next-style-name="Normal">
      <style:paragraph-properties fo:margin-left="2.963cm" fo:margin-right="0cm" fo:text-indent="0cm" style:auto-text-indent="false"/>
      <style:text-properties fo:font-size="9pt" style:font-size-asian="9pt" style:font-size-complex="9pt"/>
    </style:style>
    <style:style style:name="toc_20_9" style:display-name="toc 9" style:family="paragraph" style:parent-style-name="Normal" style:next-style-name="Normal">
      <style:paragraph-properties fo:margin-left="3.387cm" fo:margin-right="0cm" fo:text-indent="0cm" style:auto-text-indent="false"/>
      <style:text-properties fo:font-size="9pt" style:font-size-asian="9pt" style:font-size-complex="9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Normal" style:family="text">
      <style:text-properties fo:font-size="12pt" fo:language="en" fo:country="US" style:font-size-asian="12pt" style:language-asian="en" style:country-asian="US" style:font-size-complex="12pt"/>
    </style:style>
    <style:style style:name="Heading_20_3_20_Char" style:display-name="Heading 3 Char" style:family="text" style:parent-style-name="Default_20_Paragraph_20_Font">
      <style:text-properties style:font-name="Arial" fo:font-size="13pt" fo:language="en" fo:country="US" fo:font-weight="bold" style:font-name-asian="Arial" style:font-size-asian="13pt" style:language-asian="en" style:country-asian="US" style:font-weight-asian="bold" style:font-name-complex="Arial"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ymbol"/>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i">
        <style:list-level-properties text:space-before="1.482cm" text:min-label-width="0.635cm" fo:text-align="end"/>
      </text:list-level-style-number>
      <text:list-level-style-number text:level="2" text:style-name="RTF_5f_Num_20_3_20_2" style:num-suffix="." style:num-format="a" style:num-letter-sync="true">
        <style:list-level-properties text:space-before="2.752cm" text:min-label-width="0.635cm"/>
      </text:list-level-style-number>
      <text:list-level-style-number text:level="3" text:style-name="RTF_5f_Num_20_3_20_3" style:num-suffix="." style:num-format="i">
        <style:list-level-properties text:space-before="4.339cm" text:min-label-width="0.318cm" fo:text-align="end"/>
      </text:list-level-style-number>
      <text:list-level-style-number text:level="4" text:style-name="RTF_5f_Num_20_3_20_4" style:num-suffix="." style:num-format="1">
        <style:list-level-properties text:space-before="5.292cm" text:min-label-width="0.635cm"/>
      </text:list-level-style-number>
      <text:list-level-style-number text:level="5" text:style-name="RTF_5f_Num_20_3_20_5" style:num-suffix="." style:num-format="a" style:num-letter-sync="true">
        <style:list-level-properties text:space-before="6.562cm" text:min-label-width="0.635cm"/>
      </text:list-level-style-number>
      <text:list-level-style-number text:level="6" text:style-name="RTF_5f_Num_20_3_20_6" style:num-suffix="." style:num-format="i">
        <style:list-level-properties text:space-before="8.149cm" text:min-label-width="0.318cm" fo:text-align="end"/>
      </text:list-level-style-number>
      <text:list-level-style-number text:level="7" text:style-name="RTF_5f_Num_20_3_20_7" style:num-suffix="." style:num-format="1">
        <style:list-level-properties text:space-before="9.102cm" text:min-label-width="0.635cm"/>
      </text:list-level-style-number>
      <text:list-level-style-number text:level="8" text:style-name="RTF_5f_Num_20_3_20_8" style:num-suffix="." style:num-format="a" style:num-letter-sync="true">
        <style:list-level-properties text:space-before="10.372cm" text:min-label-width="0.635cm"/>
      </text:list-level-style-number>
      <text:list-level-style-number text:level="9" text:style-name="RTF_5f_Num_20_3_20_9" style:num-suffix="." style:num-format="i">
        <style:list-level-properties text:space-before="11.959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2-22T14:06:30</meta:creation-date>
    <dc:date>2007-03-17T19:16:14</dc:date>
    <dc:language>en-US</dc:language>
    <meta:editing-cycles>37</meta:editing-cycles>
    <meta:editing-duration>PT2H21M4S</meta:editing-duration>
    <meta:user-defined meta:name="Info 1"/>
    <meta:user-defined meta:name="Info 2"/>
    <meta:user-defined meta:name="Info 3"/>
    <meta:user-defined meta:name="Info 4"/>
    <meta:document-statistic meta:table-count="0" meta:image-count="3" meta:object-count="0" meta:page-count="10" meta:paragraph-count="107" meta:word-count="1298" meta:character-count="8194"/>
  </office:meta>
</office:document-meta>
</file>